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2673in" svg:y="6.1047in">
            <draw:object draw:notify-on-update-of-ranges="Sheet1.A2:Sheet1.A2 Sheet1.A3:Sheet1.A10 Sheet1.B2:Sheet1.B2 Sheet1.B3:Sheet1.B10 Sheet1.C2:Sheet1.C2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2457in" svg:y="9.9524in">
            <draw:object draw:notify-on-update-of-ranges="Sheet1.A15:Sheet1.A15 Sheet1.A16:Sheet1.A23 Sheet1.B15:Sheet1.B15 Sheet1.B16:Sheet1.B23 Sheet1.C15:Sheet1.C15 Sheet1.C16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2457in" svg:y="13.6862in">
            <draw:object draw:notify-on-update-of-ranges="Sheet1.A25:Sheet1.A25 Sheet1.A26:Sheet1.A33 Sheet1.B25:Sheet1.B25 Sheet1.B26:Sheet1.B33 Sheet1.C25:Sheet1.C25 Sheet1.C26:Sheet1.C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7602in" svg:y="6.0839in">
            <draw:object draw:notify-on-update-of-ranges="Sheet1.E2:Sheet1.E2 Sheet1.E3:Sheet1.E10 Sheet1.F2:Sheet1.F2 Sheet1.F3:Sheet1.F10 Sheet1.G2:Sheet1.G2 Sheet1.G3:Sheet1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9449in" svg:y="9.9945in">
            <draw:object draw:notify-on-update-of-ranges="Sheet1.E15:Sheet1.E15 Sheet1.E16:Sheet1.E23 Sheet1.F15:Sheet1.F15 Sheet1.F16:Sheet1.F23 Sheet1.G15:Sheet1.G15 Sheet1.G16:Sheet1.G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7.0098in" svg:y="13.6551in">
            <draw:object draw:notify-on-update-of-ranges="Sheet1.E25:Sheet1.E25 Sheet1.E26:Sheet1.E33 Sheet1.F25:Sheet1.F25 Sheet1.F26:Sheet1.F33 Sheet1.G25:Sheet1.G25 Sheet1.G26:Sheet1.G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3.3079in" svg:y="6.0945in">
            <draw:object draw:notify-on-update-of-ranges="Sheet1.I2:Sheet1.I2 Sheet1.I3:Sheet1.I10 Sheet1.J2:Sheet1.J2 Sheet1.J3:Sheet1.J10 Sheet1.K2:Sheet1.K2 Sheet1.K3:Sheet1.K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2988in" svg:height="3.5429in" svg:x="13.4594in" svg:y="9.9839in">
            <draw:object draw:notify-on-update-of-ranges="Sheet1.I15:Sheet1.I15 Sheet1.I16:Sheet1.I23 Sheet1.J15:Sheet1.J15 Sheet1.J16:Sheet1.J23 Sheet1.K15:Sheet1.K15 Sheet1.K16:Sheet1.K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1" draw:text-style-name="P1" svg:width="6.2988in" svg:height="3.5429in" svg:x="13.3728in" svg:y="13.665in">
            <draw:object draw:notify-on-update-of-ranges="Sheet1.I25:Sheet1.I25 Sheet1.I26:Sheet1.I33 Sheet1.J25:Sheet1.J25 Sheet1.J26:Sheet1.J33 Sheet1.K25:Sheet1.K25 Sheet1.K26:Sheet1.K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9.9854in" svg:y="6.1469in">
            <draw:object draw:notify-on-update-of-ranges="Sheet1.M2:Sheet1.M2 Sheet1.M3:Sheet1.M10 Sheet1.N2:Sheet1.N2 Sheet1.N3:Sheet1.N10 Sheet1.O2:Sheet1.O2 Sheet1.O3:Sheet1.O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20.0287in" svg:y="10.026in">
            <draw:object draw:notify-on-update-of-ranges="Sheet1.M15:Sheet1.M15 Sheet1.M16:Sheet1.M23 Sheet1.N15:Sheet1.N15 Sheet1.N16:Sheet1.N23 Sheet1.O15:Sheet1.O15 Sheet1.O16:Sheet1.O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19.9425in" svg:y="13.7906in">
            <draw:object draw:notify-on-update-of-ranges="Sheet1.M25:Sheet1.M25 Sheet1.M26:Sheet1.M33 Sheet1.N25:Sheet1.N25 Sheet1.N26:Sheet1.N33 Sheet1.O25:Sheet1.O25 Sheet1.O26:Sheet1.O3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ank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73" calcext:value-type="float">
            <text:p>4.17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11" calcext:value-type="float">
            <text:p>15.11</text:p>
          </table:table-cell>
          <table:table-cell office:value-type="float" office:value="15.13" calcext:value-type="float">
            <text:p>15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94" calcext:value-type="float">
            <text:p>36.94</text:p>
          </table:table-cell>
          <table:table-cell office:value-type="float" office:value="36.896" calcext:value-type="float">
            <text:p>36.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73" calcext:value-type="float">
            <text:p>4.173</text:p>
          </table:table-cell>
          <table:table-cell office:value-type="float" office:value="2.252" calcext:value-type="float">
            <text:p>2.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11" calcext:value-type="float">
            <text:p>15.11</text:p>
          </table:table-cell>
          <table:table-cell office:value-type="float" office:value="7.986" calcext:value-type="float">
            <text:p>7.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94" calcext:value-type="float">
            <text:p>36.94</text:p>
          </table:table-cell>
          <table:table-cell office:value-type="float" office:value="19.371" calcext:value-type="float">
            <text:p>19.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5" calcext:value-type="float">
            <text:p>0.415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173" calcext:value-type="float">
            <text:p>4.173</text:p>
          </table:table-cell>
          <table:table-cell office:value-type="float" office:value="1.839" calcext:value-type="float">
            <text:p>1.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11" calcext:value-type="float">
            <text:p>15.11</text:p>
          </table:table-cell>
          <table:table-cell office:value-type="float" office:value="6.708" calcext:value-type="float">
            <text:p>6.7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.94" calcext:value-type="float">
            <text:p>36.94</text:p>
          </table:table-cell>
          <table:table-cell office:value-type="float" office:value="16.438" calcext:value-type="float">
            <text:p>16.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5" calcext:value-type="float">
            <text:p>0.415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73" calcext:value-type="float">
            <text:p>4.173</text:p>
          </table:table-cell>
          <table:table-cell office:value-type="float" office:value="1.362" calcext:value-type="float">
            <text:p>1.3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11" calcext:value-type="float">
            <text:p>15.11</text:p>
          </table:table-cell>
          <table:table-cell office:value-type="float" office:value="5.138" calcext:value-type="float">
            <text:p>5.1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.94" calcext:value-type="float">
            <text:p>36.94</text:p>
          </table:table-cell>
          <table:table-cell office:value-type="float" office:value="12.952" calcext:value-type="float">
            <text:p>12.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173" calcext:value-type="float">
            <text:p>4.173</text:p>
          </table:table-cell>
          <table:table-cell office:value-type="float" office:value="1.203" calcext:value-type="float">
            <text:p>1.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11" calcext:value-type="float">
            <text:p>15.11</text:p>
          </table:table-cell>
          <table:table-cell office:value-type="float" office:value="4.379" calcext:value-type="float">
            <text:p>4.3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.94" calcext:value-type="float">
            <text:p>36.94</text:p>
          </table:table-cell>
          <table:table-cell office:value-type="float" office:value="10.739" calcext:value-type="float">
            <text:p>10.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5" calcext:value-type="float">
            <text:p>0.415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173" calcext:value-type="float">
            <text:p>4.173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11" calcext:value-type="float">
            <text:p>15.11</text:p>
          </table:table-cell>
          <table:table-cell office:value-type="float" office:value="3.736" calcext:value-type="float">
            <text:p>3.7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.94" calcext:value-type="float">
            <text:p>36.94</text:p>
          </table:table-cell>
          <table:table-cell office:value-type="float" office:value="10.152" calcext:value-type="float">
            <text:p>10.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" calcext:value-type="float">
            <text:p>0.415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173" calcext:value-type="float">
            <text:p>4.173</text:p>
          </table:table-cell>
          <table:table-cell office:value-type="float" office:value="0.888" calcext:value-type="float">
            <text:p>0.8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.11" calcext:value-type="float">
            <text:p>15.11</text:p>
          </table:table-cell>
          <table:table-cell office:value-type="float" office:value="3.962" calcext:value-type="float">
            <text:p>3.9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.94" calcext:value-type="float">
            <text:p>36.94</text:p>
          </table:table-cell>
          <table:table-cell office:value-type="float" office:value="10.176" calcext:value-type="float">
            <text:p>10.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5" calcext:value-type="float">
            <text:p>0.415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173" calcext:value-type="float">
            <text:p>4.173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.11" calcext:value-type="float">
            <text:p>15.11</text:p>
          </table:table-cell>
          <table:table-cell office:value-type="float" office:value="3.611" calcext:value-type="float">
            <text:p>3.6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.94" calcext:value-type="float">
            <text:p>36.94</text:p>
          </table:table-cell>
          <table:table-cell office:value-type="float" office:value="6.647" calcext:value-type="float">
            <text:p>6.6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=500x500</text:p>
          </table:table-cell>
          <table:table-cell table:number-columns-repeated="3"/>
          <table:table-cell office:value-type="string" calcext:value-type="string">
            <text:p>N=1000x1000</text:p>
          </table:table-cell>
          <table:table-cell table:number-columns-repeated="3"/>
          <table:table-cell office:value-type="string" calcext:value-type="string">
            <text:p>N=1500x1500</text:p>
          </table:table-cell>
          <table:table-cell table:number-columns-repeated="3"/>
          <table:table-cell office:value-type="string" calcext:value-type="string">
            <text:p>N=2000x200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/[.B3]" office:value-type="float" office:value="1" calcext:value-type="float">
            <text:p>1</text:p>
          </table:table-cell>
          <table:table-cell table:style-name="ce1" table:formula="of:=[.B3]/[.C3]" office:value-type="float" office:value="1.02722772277228" calcext:value-type="float">
            <text:p>1.027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formula="of:=[.F3]/[.F3]" office:value-type="float" office:value="1" calcext:value-type="float">
            <text:p>1</text:p>
          </table:table-cell>
          <table:table-cell table:style-name="ce1" table:formula="of:=[.F3]/[.G3]" office:value-type="float" office:value="0.993571428571429" calcext:value-type="float">
            <text:p>0.9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]/[.J3]" office:value-type="float" office:value="1" calcext:value-type="float">
            <text:p>1</text:p>
          </table:table-cell>
          <table:table-cell table:style-name="ce1" table:formula="of:=[.J3]/[.K3]" office:value-type="float" office:value="0.998678122934567" calcext:value-type="float">
            <text:p>0.99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3]/[.N3]" office:value-type="float" office:value="1" calcext:value-type="float">
            <text:p>1</text:p>
          </table:table-cell>
          <table:table-cell table:style-name="ce1" table:formula="of:=[.N3]/[.O3]" office:value-type="float" office:value="1.00119254119688" calcext:value-type="float">
            <text:p>1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4]" office:value-type="float" office:value="1" calcext:value-type="float">
            <text:p>1</text:p>
          </table:table-cell>
          <table:table-cell table:style-name="ce1" table:formula="of:=[.B4]/[.C4]" office:value-type="float" office:value="2.51515151515152" calcext:value-type="float">
            <text:p>2.515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formula="of:=[.F4]/[.F4]" office:value-type="float" office:value="1" calcext:value-type="float">
            <text:p>1</text:p>
          </table:table-cell>
          <table:table-cell table:style-name="ce1" table:formula="of:=[.F4]/[.G4]" office:value-type="float" office:value="1.85301953818828" calcext:value-type="float">
            <text:p>1.85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]/[.J4]" office:value-type="float" office:value="1" calcext:value-type="float">
            <text:p>1</text:p>
          </table:table-cell>
          <table:table-cell table:style-name="ce1" table:formula="of:=[.J4]/[.K4]" office:value-type="float" office:value="1.89206110693714" calcext:value-type="float">
            <text:p>1.89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N4]/[.N4]" office:value-type="float" office:value="1" calcext:value-type="float">
            <text:p>1</text:p>
          </table:table-cell>
          <table:table-cell table:style-name="ce1" table:formula="of:=[.N4]/[.O4]" office:value-type="float" office:value="1.90697434309019" calcext:value-type="float">
            <text:p>1.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/[.B5]" office:value-type="float" office:value="1" calcext:value-type="float">
            <text:p>1</text:p>
          </table:table-cell>
          <table:table-cell table:style-name="ce1" table:formula="of:=[.B5]/[.C5]" office:value-type="float" office:value="3.57758620689655" calcext:value-type="float">
            <text:p>3.5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formula="of:=[.F5]/[.F5]" office:value-type="float" office:value="1" calcext:value-type="float">
            <text:p>1</text:p>
          </table:table-cell>
          <table:table-cell table:style-name="ce1" table:formula="of:=[.F5]/[.G5]" office:value-type="float" office:value="2.26916802610114" calcext:value-type="float">
            <text:p>2.26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5]/[.J5]" office:value-type="float" office:value="1" calcext:value-type="float">
            <text:p>1</text:p>
          </table:table-cell>
          <table:table-cell table:style-name="ce1" table:formula="of:=[.J5]/[.K5]" office:value-type="float" office:value="2.25253428741801" calcext:value-type="float">
            <text:p>2.25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5]/[.N5]" office:value-type="float" office:value="1" calcext:value-type="float">
            <text:p>1</text:p>
          </table:table-cell>
          <table:table-cell table:style-name="ce1" table:formula="of:=[.N5]/[.O5]" office:value-type="float" office:value="2.24723202336051" calcext:value-type="float">
            <text:p>2.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/[.B6]" office:value-type="float" office:value="1" calcext:value-type="float">
            <text:p>1</text:p>
          </table:table-cell>
          <table:table-cell table:style-name="ce1" table:formula="of:=[.B6]/[.C6]" office:value-type="float" office:value="2.54601226993865" calcext:value-type="float">
            <text:p>2.546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formula="of:=[.F6]/[.F6]" office:value-type="float" office:value="1" calcext:value-type="float">
            <text:p>1</text:p>
          </table:table-cell>
          <table:table-cell table:style-name="ce1" table:formula="of:=[.F6]/[.G6]" office:value-type="float" office:value="3.06387665198238" calcext:value-type="float">
            <text:p>3.0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/[.J6]" office:value-type="float" office:value="1" calcext:value-type="float">
            <text:p>1</text:p>
          </table:table-cell>
          <table:table-cell table:style-name="ce1" table:formula="of:=[.J6]/[.K6]" office:value-type="float" office:value="2.9408330089529" calcext:value-type="float">
            <text:p>2.94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6]/[.N6]" office:value-type="float" office:value="1" calcext:value-type="float">
            <text:p>1</text:p>
          </table:table-cell>
          <table:table-cell table:style-name="ce1" table:formula="of:=[.N6]/[.O6]" office:value-type="float" office:value="2.85206917850525" calcext:value-type="float">
            <text:p>2.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/[.B7]" office:value-type="float" office:value="1" calcext:value-type="float">
            <text:p>1</text:p>
          </table:table-cell>
          <table:table-cell table:style-name="ce1" table:formula="of:=[.B7]/[.C7]" office:value-type="float" office:value="2.96428571428571" calcext:value-type="float">
            <text:p>2.96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formula="of:=[.F7]/[.F7]" office:value-type="float" office:value="1" calcext:value-type="float">
            <text:p>1</text:p>
          </table:table-cell>
          <table:table-cell table:style-name="ce1" table:formula="of:=[.F7]/[.G7]" office:value-type="float" office:value="3.46882793017456" calcext:value-type="float">
            <text:p>3.46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7]/[.J7]" office:value-type="float" office:value="1" calcext:value-type="float">
            <text:p>1</text:p>
          </table:table-cell>
          <table:table-cell table:style-name="ce1" table:formula="of:=[.J7]/[.K7]" office:value-type="float" office:value="3.45055948846769" calcext:value-type="float">
            <text:p>3.45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7]/[.N7]" office:value-type="float" office:value="1" calcext:value-type="float">
            <text:p>1</text:p>
          </table:table-cell>
          <table:table-cell table:style-name="ce1" table:formula="of:=[.N7]/[.O7]" office:value-type="float" office:value="3.43979886395381" calcext:value-type="float">
            <text:p>3.4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/[.B8]" office:value-type="float" office:value="1" calcext:value-type="float">
            <text:p>1</text:p>
          </table:table-cell>
          <table:table-cell table:style-name="ce1" table:formula="of:=[.B8]/[.C8]" office:value-type="float" office:value="5.12345679012346" calcext:value-type="float">
            <text:p>5.123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formula="of:=[.F8]/[.F8]" office:value-type="float" office:value="1" calcext:value-type="float">
            <text:p>1</text:p>
          </table:table-cell>
          <table:table-cell table:style-name="ce1" table:formula="of:=[.F8]/[.G8]" office:value-type="float" office:value="4.18555667001003" calcext:value-type="float">
            <text:p>4.18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8]/[.J8]" office:value-type="float" office:value="1" calcext:value-type="float">
            <text:p>1</text:p>
          </table:table-cell>
          <table:table-cell table:style-name="ce1" table:formula="of:=[.J8]/[.K8]" office:value-type="float" office:value="4.04443254817987" calcext:value-type="float">
            <text:p>4.04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N8]/[.N8]" office:value-type="float" office:value="1" calcext:value-type="float">
            <text:p>1</text:p>
          </table:table-cell>
          <table:table-cell table:style-name="ce1" table:formula="of:=[.N8]/[.O8]" office:value-type="float" office:value="3.63869188337273" calcext:value-type="float">
            <text:p>3.6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/[.B9]" office:value-type="float" office:value="1" calcext:value-type="float">
            <text:p>1</text:p>
          </table:table-cell>
          <table:table-cell table:style-name="ce1" table:formula="of:=[.B9]/[.C9]" office:value-type="float" office:value="5.60810810810811" calcext:value-type="float">
            <text:p>5.608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formula="of:=[.F9]/[.F9]" office:value-type="float" office:value="1" calcext:value-type="float">
            <text:p>1</text:p>
          </table:table-cell>
          <table:table-cell table:style-name="ce1" table:formula="of:=[.F9]/[.G9]" office:value-type="float" office:value="4.69932432432432" calcext:value-type="float">
            <text:p>4.69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9]/[.J9]" office:value-type="float" office:value="1" calcext:value-type="float">
            <text:p>1</text:p>
          </table:table-cell>
          <table:table-cell table:style-name="ce1" table:formula="of:=[.J9]/[.K9]" office:value-type="float" office:value="3.81373043917214" calcext:value-type="float">
            <text:p>3.81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N9]/[.N9]" office:value-type="float" office:value="1" calcext:value-type="float">
            <text:p>1</text:p>
          </table:table-cell>
          <table:table-cell table:style-name="ce1" table:formula="of:=[.N9]/[.O9]" office:value-type="float" office:value="3.63011006289308" calcext:value-type="float">
            <text:p>3.6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/[.B10]" office:value-type="float" office:value="1" calcext:value-type="float">
            <text:p>1</text:p>
          </table:table-cell>
          <table:table-cell table:style-name="ce1" table:formula="of:=[.B10]/[.C10]" office:value-type="float" office:value="6.01449275362319" calcext:value-type="float">
            <text:p>6.014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table:formula="of:=[.F10]/[.F10]" office:value-type="float" office:value="1" calcext:value-type="float">
            <text:p>1</text:p>
          </table:table-cell>
          <table:table-cell table:style-name="ce1" table:formula="of:=[.F10]/[.G10]" office:value-type="float" office:value="5.65447154471545" calcext:value-type="float">
            <text:p>5.65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0]/[.J10]" office:value-type="float" office:value="1" calcext:value-type="float">
            <text:p>1</text:p>
          </table:table-cell>
          <table:table-cell table:style-name="ce1" table:formula="of:=[.J10]/[.K10]" office:value-type="float" office:value="4.18443644419828" calcext:value-type="float">
            <text:p>4.18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N10]/[.N10]" office:value-type="float" office:value="1" calcext:value-type="float">
            <text:p>1</text:p>
          </table:table-cell>
          <table:table-cell table:style-name="ce1" table:formula="of:=[.N10]/[.O10]" office:value-type="float" office:value="5.55739431322401" calcext:value-type="float">
            <text:p>5.5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[.C16]/[.A16]" office:value-type="float" office:value="1.02722772277228" calcext:value-type="float">
            <text:p>1.027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style-name="ce1" table:formula="of:=[.G16]/[.E16]" office:value-type="float" office:value="0.993571428571429" calcext:value-type="float">
            <text:p>0.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table:formula="of:=[.K16]/[.I16]" office:value-type="float" office:value="0.998678122934567" calcext:value-type="float">
            <text:p>0.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table:formula="of:=[.O16]/[.M16]" office:value-type="float" office:value="1.00119254119688" calcext:value-type="float">
            <text:p>1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C17]/[.A17]" office:value-type="float" office:value="1.25757575757576" calcext:value-type="float">
            <text:p>1.258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G17]/[.E17]" office:value-type="float" office:value="0.926509769094139" calcext:value-type="float">
            <text:p>0.9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K17]/[.I17]" office:value-type="float" office:value="0.94603055346857" calcext:value-type="float">
            <text:p>0.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O17]/[.M17]" office:value-type="float" office:value="0.953487171545093" calcext:value-type="float">
            <text:p>0.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C18]/[.A18]" office:value-type="float" office:value="1.19252873563218" calcext:value-type="float">
            <text:p>1.19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G18]/[.E18]" office:value-type="float" office:value="0.756389342033714" calcext:value-type="float">
            <text:p>0.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K18]/[.I18]" office:value-type="float" office:value="0.750844762472669" calcext:value-type="float">
            <text:p>0.7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O18]/[.M18]" office:value-type="float" office:value="0.749077341120169" calcext:value-type="float">
            <text:p>0.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C19]/[.A19]" office:value-type="float" office:value="0.636503067484663" calcext:value-type="float">
            <text:p>0.637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G19]/[.E19]" office:value-type="float" office:value="0.765969162995595" calcext:value-type="float">
            <text:p>0.7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K19]/[.I19]" office:value-type="float" office:value="0.735208252238225" calcext:value-type="float">
            <text:p>0.7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O19]/[.M19]" office:value-type="float" office:value="0.713017294626313" calcext:value-type="float">
            <text:p>0.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C20]/[.A20]" office:value-type="float" office:value="0.592857142857143" calcext:value-type="float">
            <text:p>0.593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G20]/[.E20]" office:value-type="float" office:value="0.693765586034913" calcext:value-type="float">
            <text:p>0.6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K20]/[.I20]" office:value-type="float" office:value="0.690111897693537" calcext:value-type="float">
            <text:p>0.6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table:formula="of:=[.O20]/[.M20]" office:value-type="float" office:value="0.687959772790762" calcext:value-type="float">
            <text:p>0.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C21]/[.A21]" office:value-type="float" office:value="0.853909465020576" calcext:value-type="float">
            <text:p>0.854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G21]/[.E21]" office:value-type="float" office:value="0.697592778335005" calcext:value-type="float">
            <text:p>0.6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K21]/[.I21]" office:value-type="float" office:value="0.674072091363312" calcext:value-type="float">
            <text:p>0.6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formula="of:=[.O21]/[.M21]" office:value-type="float" office:value="0.606448647228789" calcext:value-type="float">
            <text:p>0.6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C22]/[.A22]" office:value-type="float" office:value="0.801158301158301" calcext:value-type="float">
            <text:p>0.801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G22]/[.E22]" office:value-type="float" office:value="0.671332046332046" calcext:value-type="float">
            <text:p>0.6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K22]/[.I22]" office:value-type="float" office:value="0.544818634167448" calcext:value-type="float">
            <text:p>0.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formula="of:=[.O22]/[.M22]" office:value-type="float" office:value="0.518587151841869" calcext:value-type="float">
            <text:p>0.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C23]/[.A23]" office:value-type="float" office:value="0.751811594202899" calcext:value-type="float">
            <text:p>0.752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G23]/[.E23]" office:value-type="float" office:value="0.706808943089431" calcext:value-type="float">
            <text:p>0.7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K23]/[.I23]" office:value-type="float" office:value="0.523054555524785" calcext:value-type="float">
            <text:p>0.5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O23]/[.M23]" office:value-type="float" office:value="0.694674289153001" calcext:value-type="float">
            <text:p>0.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00:07:38.864665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50:10.891967031</meta:creation-date>
    <dc:date>2021-01-10T00:37:32.703275183</dc:date>
    <meta:editing-duration>PT1H3M16S</meta:editing-duration>
    <meta:editing-cycles>11</meta:editing-cycles>
    <meta:generator>LibreOffice/6.4.7.2$Linux_X86_64 LibreOffice_project/40$Build-2</meta:generator>
    <meta:document-statistic meta:table-count="1" meta:cell-count="328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Matrix Multiplication 500x500</text:p>
        </chart:title>
        <chart:legend chart:legend-position="end" svg:x="13.995cm" svg:y="3.952cm" style:legend-expansion="high" chart:style-name="ch3"/>
        <chart:plot-area chart:style-name="ch4" table:cell-range-address="Sheet1.A2:Sheet1.C10" chart:data-source-has-labels="both" svg:x="1.331cm" svg:y="1.275cm" svg:width="12.344cm" svg:height="6.564cm">
          <chartooo:coordinate-region svg:x="2.243cm" svg:y="1.474cm" svg:width="11.338cm" svg:height="5.718cm"/>
          <chart:axis chart:dimension="x" chart:name="primary-x" chart:style-name="ch5" chartooo:axis-type="auto">
            <chart:title svg:x="6.85cm" svg:y="8.019cm" chart:style-name="ch6">
              <text:p>Threads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series chart:style-name="ch10" chart:values-cell-range-address="Sheet1.C3:Sheet1.C10" chart:label-cell-address="Sheet1.C2:Sheet1.C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2:Sheet1.B2</svg:desc>
                </draw:g>
              </table:table-cell>
              <table:table-cell office:value-type="string">
                <text:p>om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415">
                <text:p>0.415</text:p>
                <draw:g>
                  <svg:desc>Sheet1.B3:Sheet1.B10</svg:desc>
                </draw:g>
              </table:table-cell>
              <table:table-cell office:value-type="float" office:value="0.404">
                <text:p>0.404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15">
                <text:p>0.41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5">
                <text:p>0.41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5">
                <text:p>0.41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5">
                <text:p>0.4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15">
                <text:p>0.41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5">
                <text:p>0.41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15">
                <text:p>0.415</text:p>
              </table:table-cell>
              <table:table-cell office:value-type="float" office:value="0.069">
                <text:p>0.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Matrix Multiplication 2000x2000</text:p>
        </chart:title>
        <chart:legend chart:legend-position="end" svg:x="13.995cm" svg:y="3.952cm" style:legend-expansion="high" chart:style-name="ch3"/>
        <chart:plot-area chart:style-name="ch4" table:cell-range-address="Sheet1.M2:Sheet1.O10" chart:data-source-has-labels="both" svg:x="1.331cm" svg:y="1.275cm" svg:width="12.344cm" svg:height="6.564cm">
          <chartooo:coordinate-region svg:x="1.952cm" svg:y="1.474cm" svg:width="11.63cm" svg:height="5.718cm"/>
          <chart:axis chart:dimension="x" chart:name="primary-x" chart:style-name="ch5" chartooo:axis-type="auto">
            <chart:title svg:x="6.85cm" svg:y="8.019cm" chart:style-name="ch6">
              <text:p>Threads</text:p>
            </chart:title>
            <chart:categories table:cell-range-address="Sheet1.M3:Sheet1.M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N3:Sheet1.N10" chart:label-cell-address="Sheet1.N2:Sheet1.N2" chart:class="chart:scatter">
            <chart:domain table:cell-range-address="Sheet1.M3:Sheet1.M10"/>
            <chart:data-point chart:repeated="8"/>
          </chart:series>
          <chart:series chart:style-name="ch10" chart:values-cell-range-address="Sheet1.O3:Sheet1.O10" chart:label-cell-address="Sheet1.O2:Sheet1.O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N2:Sheet1.N2</svg:desc>
                </draw:g>
              </table:table-cell>
              <table:table-cell office:value-type="string">
                <text:p>omp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3:Sheet1.M10</svg:desc>
                </draw:g>
              </table:table-cell>
              <table:table-cell office:value-type="float" office:value="36.94">
                <text:p>36.94</text:p>
                <draw:g>
                  <svg:desc>Sheet1.N3:Sheet1.N10</svg:desc>
                </draw:g>
              </table:table-cell>
              <table:table-cell office:value-type="float" office:value="36.896">
                <text:p>36.896</text:p>
                <draw:g>
                  <svg:desc>Sheet1.O3:Sheet1.O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.94">
                <text:p>36.94</text:p>
              </table:table-cell>
              <table:table-cell office:value-type="float" office:value="19.371">
                <text:p>19.3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.94">
                <text:p>36.94</text:p>
              </table:table-cell>
              <table:table-cell office:value-type="float" office:value="16.438">
                <text:p>16.4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94">
                <text:p>36.94</text:p>
              </table:table-cell>
              <table:table-cell office:value-type="float" office:value="12.952">
                <text:p>12.9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.94">
                <text:p>36.94</text:p>
              </table:table-cell>
              <table:table-cell office:value-type="float" office:value="10.739">
                <text:p>10.7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.94">
                <text:p>36.94</text:p>
              </table:table-cell>
              <table:table-cell office:value-type="float" office:value="10.152">
                <text:p>10.1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.94">
                <text:p>36.94</text:p>
              </table:table-cell>
              <table:table-cell office:value-type="float" office:value="10.176">
                <text:p>10.1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.94">
                <text:p>36.94</text:p>
              </table:table-cell>
              <table:table-cell office:value-type="float" office:value="6.647">
                <text:p>6.6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peedup</text:p>
        </chart:title>
        <chart:legend chart:legend-position="end" svg:x="13.995cm" svg:y="3.952cm" style:legend-expansion="high" chart:style-name="ch3"/>
        <chart:plot-area chart:style-name="ch4" table:cell-range-address="Sheet1.M15:Sheet1.O23" chart:data-source-has-labels="both" svg:x="0.32cm" svg:y="1.275cm" svg:width="13.355cm" svg:height="6.564cm">
          <chartooo:coordinate-region svg:x="0.756cm" svg:y="1.474cm" svg:width="12.825cm" svg:height="5.718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M16:Sheet1.M2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N16:Sheet1.N23" chart:label-cell-address="Sheet1.N15:Sheet1.N15" chart:class="chart:scatter">
            <chart:domain table:cell-range-address="Sheet1.M16:Sheet1.M23"/>
            <chart:data-point chart:repeated="8"/>
          </chart:series>
          <chart:series chart:style-name="ch9" chart:values-cell-range-address="Sheet1.O16:Sheet1.O23" chart:label-cell-address="Sheet1.O15:Sheet1.O1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N15:Sheet1.N15</svg:desc>
                </draw:g>
              </table:table-cell>
              <table:table-cell office:value-type="string">
                <text:p>omp</text:p>
                <draw:g>
                  <svg:desc>Sheet1.O15:Sheet1.O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16:Sheet1.M23</svg:desc>
                </draw:g>
              </table:table-cell>
              <table:table-cell office:value-type="float" office:value="1">
                <text:p>1</text:p>
                <draw:g>
                  <svg:desc>Sheet1.N16:Sheet1.N23</svg:desc>
                </draw:g>
              </table:table-cell>
              <table:table-cell office:value-type="float" office:value="1.00119254119688">
                <text:p>1.00119254119688</text:p>
                <draw:g>
                  <svg:desc>Sheet1.O16:Sheet1.O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0697434309019">
                <text:p>1.906974343090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4723202336051">
                <text:p>2.247232023360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85206917850525">
                <text:p>2.85206917850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.43979886395381">
                <text:p>3.439798863953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63869188337273">
                <text:p>3.638691883372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63011006289308">
                <text:p>3.630110062893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.55739431322401">
                <text:p>5.557394313224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fficiency</text:p>
        </chart:title>
        <chart:legend chart:legend-position="end" svg:x="13.995cm" svg:y="3.952cm" style:legend-expansion="high" chart:style-name="ch3"/>
        <chart:plot-area chart:style-name="ch4" table:cell-range-address="Sheet1.M25:Sheet1.O33" chart:data-source-has-labels="both" svg:x="0.32cm" svg:y="1.275cm" svg:width="13.355cm" svg:height="6.564cm">
          <chartooo:coordinate-region svg:x="1.047cm" svg:y="1.475cm" svg:width="12.534cm" svg:height="5.717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M26:Sheet1.M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N26:Sheet1.N33" chart:label-cell-address="Sheet1.N25:Sheet1.N25" chart:class="chart:scatter">
            <chart:domain table:cell-range-address="Sheet1.M26:Sheet1.M33"/>
            <chart:data-point chart:repeated="8"/>
          </chart:series>
          <chart:series chart:style-name="ch9" chart:values-cell-range-address="Sheet1.O26:Sheet1.O33" chart:label-cell-address="Sheet1.O25:Sheet1.O2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N25:Sheet1.N25</svg:desc>
                </draw:g>
              </table:table-cell>
              <table:table-cell office:value-type="string">
                <text:p>omp</text:p>
                <draw:g>
                  <svg:desc>Sheet1.O25:Sheet1.O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26:Sheet1.M33</svg:desc>
                </draw:g>
              </table:table-cell>
              <table:table-cell office:value-type="float" office:value="1">
                <text:p>1</text:p>
                <draw:g>
                  <svg:desc>Sheet1.N26:Sheet1.N33</svg:desc>
                </draw:g>
              </table:table-cell>
              <table:table-cell office:value-type="float" office:value="1.00119254119688">
                <text:p>1.00119254119688</text:p>
                <draw:g>
                  <svg:desc>Sheet1.O26:Sheet1.O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3487171545093">
                <text:p>0.9534871715450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49077341120169">
                <text:p>0.7490773411201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13017294626313">
                <text:p>0.7130172946263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87959772790762">
                <text:p>0.6879597727907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6448647228789">
                <text:p>0.6064486472287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18587151841869">
                <text:p>0.5185871518418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94674289153001">
                <text:p>0.6946742891530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peedup 500x500</text:p>
        </chart:title>
        <chart:legend chart:legend-position="end" svg:x="13.995cm" svg:y="3.952cm" style:legend-expansion="high" chart:style-name="ch3"/>
        <chart:plot-area chart:style-name="ch4" table:cell-range-address="Sheet1.A15:Sheet1.C23" chart:data-source-has-labels="both" svg:x="0.32cm" svg:y="1.275cm" svg:width="13.355cm" svg:height="6.564cm">
          <chartooo:coordinate-region svg:x="0.756cm" svg:y="1.474cm" svg:width="12.825cm" svg:height="5.718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A16:Sheet1.A2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16:Sheet1.B23" chart:label-cell-address="Sheet1.B15:Sheet1.B15" chart:class="chart:scatter">
            <chart:domain table:cell-range-address="Sheet1.A16:Sheet1.A23"/>
            <chart:data-point chart:repeated="8"/>
          </chart:series>
          <chart:series chart:style-name="ch9" chart:values-cell-range-address="Sheet1.C16:Sheet1.C23" chart:label-cell-address="Sheet1.C15:Sheet1.C1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5:Sheet1.B15</svg:desc>
                </draw:g>
              </table:table-cell>
              <table:table-cell office:value-type="string">
                <text:p>omp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6:Sheet1.A23</svg:desc>
                </draw:g>
              </table:table-cell>
              <table:table-cell office:value-type="float" office:value="1">
                <text:p>1</text:p>
                <draw:g>
                  <svg:desc>Sheet1.B16:Sheet1.B23</svg:desc>
                </draw:g>
              </table:table-cell>
              <table:table-cell office:value-type="float" office:value="1.02722772277228">
                <text:p>1.02722772277228</text:p>
                <draw:g>
                  <svg:desc>Sheet1.C16:Sheet1.C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1515151515152">
                <text:p>2.515151515151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57758620689655">
                <text:p>3.57758620689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54601226993865">
                <text:p>2.546012269938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96428571428571">
                <text:p>2.964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.12345679012346">
                <text:p>5.123456790123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.60810810810811">
                <text:p>5.608108108108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.01449275362319">
                <text:p>6.01449275362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Efficiency 500x500</text:p>
        </chart:title>
        <chart:legend chart:legend-position="end" svg:x="13.995cm" svg:y="3.952cm" style:legend-expansion="high" chart:style-name="ch3"/>
        <chart:plot-area chart:style-name="ch4" table:cell-range-address="Sheet1.A25:Sheet1.C33" chart:data-source-has-labels="both" svg:x="0.32cm" svg:y="1.275cm" svg:width="13.355cm" svg:height="6.564cm">
          <chartooo:coordinate-region svg:x="1.047cm" svg:y="1.474cm" svg:width="12.534cm" svg:height="5.718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A26:Sheet1.A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6:Sheet1.B33" chart:label-cell-address="Sheet1.B25:Sheet1.B25" chart:class="chart:scatter">
            <chart:domain table:cell-range-address="Sheet1.A26:Sheet1.A33"/>
            <chart:data-point chart:repeated="8"/>
          </chart:series>
          <chart:series chart:style-name="ch9" chart:values-cell-range-address="Sheet1.C26:Sheet1.C33" chart:label-cell-address="Sheet1.C25:Sheet1.C2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25:Sheet1.B25</svg:desc>
                </draw:g>
              </table:table-cell>
              <table:table-cell office:value-type="string">
                <text:p>omp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1">
                <text:p>1</text:p>
                <draw:g>
                  <svg:desc>Sheet1.B26:Sheet1.B33</svg:desc>
                </draw:g>
              </table:table-cell>
              <table:table-cell office:value-type="float" office:value="1.02722772277228">
                <text:p>1.02722772277228</text:p>
                <draw:g>
                  <svg:desc>Sheet1.C26:Sheet1.C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5757575757576">
                <text:p>1.257575757575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19252873563218">
                <text:p>1.192528735632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36503067484663">
                <text:p>0.6365030674846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2857142857143">
                <text:p>0.5928571428571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53909465020576">
                <text:p>0.8539094650205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01158301158301">
                <text:p>0.8011583011583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51811594202899">
                <text:p>0.7518115942028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Matrix Multiplication 1000x1000</text:p>
        </chart:title>
        <chart:legend chart:legend-position="end" svg:x="13.995cm" svg:y="3.952cm" style:legend-expansion="high" chart:style-name="ch3"/>
        <chart:plot-area chart:style-name="ch4" table:cell-range-address="Sheet1.E2:Sheet1.G10" chart:data-source-has-labels="both" svg:x="1.331cm" svg:y="1.275cm" svg:width="12.344cm" svg:height="6.564cm">
          <chartooo:coordinate-region svg:x="2.058cm" svg:y="1.474cm" svg:width="11.524cm" svg:height="5.718cm"/>
          <chart:axis chart:dimension="x" chart:name="primary-x" chart:style-name="ch5" chartooo:axis-type="auto">
            <chart:title svg:x="6.85cm" svg:y="8.019cm" chart:style-name="ch6">
              <text:p>Threads</text:p>
            </chart:title>
            <chart:categories table:cell-range-address="Sheet1.E3:Sheet1.E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F3:Sheet1.F10" chart:label-cell-address="Sheet1.F2:Sheet1.F2" chart:class="chart:scatter">
            <chart:domain table:cell-range-address="Sheet1.E3:Sheet1.E10"/>
            <chart:data-point chart:repeated="8"/>
          </chart:series>
          <chart:series chart:style-name="ch10" chart:values-cell-range-address="Sheet1.G3:Sheet1.G10" chart:label-cell-address="Sheet1.G2:Sheet1.G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F2:Sheet1.F2</svg:desc>
                </draw:g>
              </table:table-cell>
              <table:table-cell office:value-type="string">
                <text:p>omp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3:Sheet1.E10</svg:desc>
                </draw:g>
              </table:table-cell>
              <table:table-cell office:value-type="float" office:value="4.173">
                <text:p>4.173</text:p>
                <draw:g>
                  <svg:desc>Sheet1.F3:Sheet1.F10</svg:desc>
                </draw:g>
              </table:table-cell>
              <table:table-cell office:value-type="float" office:value="4.2">
                <text:p>4.2</text:p>
                <draw:g>
                  <svg:desc>Sheet1.G3:Sheet1.G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173">
                <text:p>4.173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173">
                <text:p>4.173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73">
                <text:p>4.173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73">
                <text:p>4.173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173">
                <text:p>4.173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73">
                <text:p>4.17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173">
                <text:p>4.173</text:p>
              </table:table-cell>
              <table:table-cell office:value-type="float" office:value="0.738">
                <text:p>0.7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Speedup 1000x1000</text:p>
        </chart:title>
        <chart:legend chart:legend-position="end" svg:x="13.995cm" svg:y="3.952cm" style:legend-expansion="high" chart:style-name="ch3"/>
        <chart:plot-area chart:style-name="ch4" table:cell-range-address="Sheet1.E15:Sheet1.G23" chart:data-source-has-labels="both" svg:x="0.32cm" svg:y="1.275cm" svg:width="13.355cm" svg:height="6.564cm">
          <chartooo:coordinate-region svg:x="0.756cm" svg:y="1.474cm" svg:width="12.825cm" svg:height="5.718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E16:Sheet1.E2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16:Sheet1.F23" chart:label-cell-address="Sheet1.F15:Sheet1.F15" chart:class="chart:scatter">
            <chart:domain table:cell-range-address="Sheet1.E16:Sheet1.E23"/>
            <chart:data-point chart:repeated="8"/>
          </chart:series>
          <chart:series chart:style-name="ch9" chart:values-cell-range-address="Sheet1.G16:Sheet1.G23" chart:label-cell-address="Sheet1.G15:Sheet1.G1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F15:Sheet1.F15</svg:desc>
                </draw:g>
              </table:table-cell>
              <table:table-cell office:value-type="string">
                <text:p>omp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16:Sheet1.E23</svg:desc>
                </draw:g>
              </table:table-cell>
              <table:table-cell office:value-type="float" office:value="1">
                <text:p>1</text:p>
                <draw:g>
                  <svg:desc>Sheet1.F16:Sheet1.F23</svg:desc>
                </draw:g>
              </table:table-cell>
              <table:table-cell office:value-type="float" office:value="0.993571428571429">
                <text:p>0.993571428571429</text:p>
                <draw:g>
                  <svg:desc>Sheet1.G16:Sheet1.G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5301953818828">
                <text:p>1.85301953818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6916802610114">
                <text:p>2.26916802610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06387665198238">
                <text:p>3.063876651982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.46882793017456">
                <text:p>3.468827930174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18555667001003">
                <text:p>4.18555667001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.69932432432432">
                <text:p>4.699324324324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.65447154471545">
                <text:p>5.654471544715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fficiency</text:p>
        </chart:title>
        <chart:legend chart:legend-position="end" svg:x="13.995cm" svg:y="3.952cm" style:legend-expansion="high" chart:style-name="ch3"/>
        <chart:plot-area chart:style-name="ch4" table:cell-range-address="Sheet1.E25:Sheet1.G33" chart:data-source-has-labels="both" svg:x="0.32cm" svg:y="1.275cm" svg:width="13.355cm" svg:height="6.564cm">
          <chartooo:coordinate-region svg:x="1.047cm" svg:y="1.475cm" svg:width="12.534cm" svg:height="5.717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E26:Sheet1.E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26:Sheet1.F33" chart:label-cell-address="Sheet1.F25:Sheet1.F25" chart:class="chart:scatter">
            <chart:domain table:cell-range-address="Sheet1.E26:Sheet1.E33"/>
            <chart:data-point chart:repeated="8"/>
          </chart:series>
          <chart:series chart:style-name="ch9" chart:values-cell-range-address="Sheet1.G26:Sheet1.G33" chart:label-cell-address="Sheet1.G25:Sheet1.G2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F25:Sheet1.F25</svg:desc>
                </draw:g>
              </table:table-cell>
              <table:table-cell office:value-type="string">
                <text:p>omp</text:p>
                <draw:g>
                  <svg:desc>Sheet1.G25:Sheet1.G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26:Sheet1.E33</svg:desc>
                </draw:g>
              </table:table-cell>
              <table:table-cell office:value-type="float" office:value="1">
                <text:p>1</text:p>
                <draw:g>
                  <svg:desc>Sheet1.F26:Sheet1.F33</svg:desc>
                </draw:g>
              </table:table-cell>
              <table:table-cell office:value-type="float" office:value="0.993571428571429">
                <text:p>0.993571428571429</text:p>
                <draw:g>
                  <svg:desc>Sheet1.G26:Sheet1.G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6509769094139">
                <text:p>0.9265097690941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6389342033714">
                <text:p>0.756389342033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65969162995595">
                <text:p>0.7659691629955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93765586034913">
                <text:p>0.6937655860349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97592778335005">
                <text:p>0.6975927783350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71332046332046">
                <text:p>0.6713320463320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06808943089431">
                <text:p>0.7068089430894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Speedup 1500x1500</text:p>
        </chart:title>
        <chart:legend chart:legend-position="end" svg:x="13.995cm" svg:y="3.952cm" style:legend-expansion="high" chart:style-name="ch3"/>
        <chart:plot-area chart:style-name="ch4" table:cell-range-address="Sheet1.I15:Sheet1.K23" chart:data-source-has-labels="both" svg:x="0.32cm" svg:y="1.275cm" svg:width="13.355cm" svg:height="6.564cm">
          <chartooo:coordinate-region svg:x="1.047cm" svg:y="1.474cm" svg:width="12.534cm" svg:height="5.718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I16:Sheet1.I2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J16:Sheet1.J23" chart:label-cell-address="Sheet1.J15:Sheet1.J15" chart:class="chart:scatter">
            <chart:domain table:cell-range-address="Sheet1.I16:Sheet1.I23"/>
            <chart:data-point chart:repeated="8"/>
          </chart:series>
          <chart:series chart:style-name="ch9" chart:values-cell-range-address="Sheet1.K16:Sheet1.K23" chart:label-cell-address="Sheet1.K15:Sheet1.K1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J15:Sheet1.J15</svg:desc>
                </draw:g>
              </table:table-cell>
              <table:table-cell office:value-type="string">
                <text:p>omp</text:p>
                <draw:g>
                  <svg:desc>Sheet1.K15:Sheet1.K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6:Sheet1.I23</svg:desc>
                </draw:g>
              </table:table-cell>
              <table:table-cell office:value-type="float" office:value="1">
                <text:p>1</text:p>
                <draw:g>
                  <svg:desc>Sheet1.J16:Sheet1.J23</svg:desc>
                </draw:g>
              </table:table-cell>
              <table:table-cell office:value-type="float" office:value="0.998678122934567">
                <text:p>0.998678122934567</text:p>
                <draw:g>
                  <svg:desc>Sheet1.K16:Sheet1.K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9206110693714">
                <text:p>1.892061106937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5253428741801">
                <text:p>2.252534287418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9408330089529">
                <text:p>2.94083300895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.45055948846769">
                <text:p>3.450559488467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04443254817987">
                <text:p>4.044432548179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81373043917214">
                <text:p>3.813730439172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.18443644419828">
                <text:p>4.184436444198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Matrix Multiplication 1500x1500</text:p>
        </chart:title>
        <chart:legend chart:legend-position="end" svg:x="13.995cm" svg:y="3.952cm" style:legend-expansion="high" chart:style-name="ch3"/>
        <chart:plot-area chart:style-name="ch4" table:cell-range-address="Sheet1.I2:Sheet1.K10" chart:data-source-has-labels="both" svg:x="1.331cm" svg:y="1.275cm" svg:width="12.344cm" svg:height="6.564cm">
          <chartooo:coordinate-region svg:x="1.767cm" svg:y="1.474cm" svg:width="11.629cm" svg:height="5.718cm"/>
          <chart:axis chart:dimension="x" chart:name="primary-x" chart:style-name="ch5" chartooo:axis-type="auto">
            <chart:title svg:x="6.85cm" svg:y="8.019cm" chart:style-name="ch6">
              <text:p>Threads</text:p>
            </chart:title>
            <chart:categories table:cell-range-address="Sheet1.I3:Sheet1.I10"/>
          </chart:axis>
          <chart:axis chart:dimension="y" chart:name="primary-y" chart:style-name="ch5">
            <chart:title svg:x="0.451cm" svg:y="5.17cm" chart:style-name="ch7">
              <text:p>Time [s]</text:p>
            </chart:title>
            <chart:grid chart:style-name="ch8" chart:class="major"/>
          </chart:axis>
          <chart:series chart:style-name="ch9" chart:values-cell-range-address="Sheet1.J3:Sheet1.J10" chart:label-cell-address="Sheet1.J2:Sheet1.J2" chart:class="chart:scatter">
            <chart:domain table:cell-range-address="Sheet1.I3:Sheet1.I10"/>
            <chart:data-point chart:repeated="8"/>
          </chart:series>
          <chart:series chart:style-name="ch10" chart:values-cell-range-address="Sheet1.K3:Sheet1.K10" chart:label-cell-address="Sheet1.K2:Sheet1.K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J2:Sheet1.J2</svg:desc>
                </draw:g>
              </table:table-cell>
              <table:table-cell office:value-type="string">
                <text:p>omp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3:Sheet1.I10</svg:desc>
                </draw:g>
              </table:table-cell>
              <table:table-cell office:value-type="float" office:value="15.11">
                <text:p>15.11</text:p>
                <draw:g>
                  <svg:desc>Sheet1.J3:Sheet1.J10</svg:desc>
                </draw:g>
              </table:table-cell>
              <table:table-cell office:value-type="float" office:value="15.13">
                <text:p>15.13</text:p>
                <draw:g>
                  <svg:desc>Sheet1.K3:Sheet1.K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11">
                <text:p>15.11</text:p>
              </table:table-cell>
              <table:table-cell office:value-type="float" office:value="7.986">
                <text:p>7.9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11">
                <text:p>15.11</text:p>
              </table:table-cell>
              <table:table-cell office:value-type="float" office:value="6.708">
                <text:p>6.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11">
                <text:p>15.11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11">
                <text:p>15.11</text:p>
              </table:table-cell>
              <table:table-cell office:value-type="float" office:value="4.379">
                <text:p>4.3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11">
                <text:p>15.11</text:p>
              </table:table-cell>
              <table:table-cell office:value-type="float" office:value="3.736">
                <text:p>3.7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11">
                <text:p>15.11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.11">
                <text:p>15.11</text:p>
              </table:table-cell>
              <table:table-cell office:value-type="float" office:value="3.611">
                <text:p>3.6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fficiency</text:p>
        </chart:title>
        <chart:legend chart:legend-position="end" svg:x="13.995cm" svg:y="3.952cm" style:legend-expansion="high" chart:style-name="ch3"/>
        <chart:plot-area chart:style-name="ch4" table:cell-range-address="Sheet1.I25:Sheet1.K33" chart:data-source-has-labels="both" svg:x="0.32cm" svg:y="1.275cm" svg:width="13.355cm" svg:height="6.564cm">
          <chartooo:coordinate-region svg:x="1.047cm" svg:y="1.475cm" svg:width="12.534cm" svg:height="5.717cm"/>
          <chart:axis chart:dimension="x" chart:name="primary-x" chart:style-name="ch5" chartooo:axis-type="auto">
            <chart:title svg:x="6.344cm" svg:y="8.019cm" chart:style-name="ch6">
              <text:p>Threads</text:p>
            </chart:title>
            <chart:categories table:cell-range-address="Sheet1.I26:Sheet1.I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J26:Sheet1.J33" chart:label-cell-address="Sheet1.J25:Sheet1.J25" chart:class="chart:scatter">
            <chart:domain table:cell-range-address="Sheet1.I26:Sheet1.I33"/>
            <chart:data-point chart:repeated="8"/>
          </chart:series>
          <chart:series chart:style-name="ch9" chart:values-cell-range-address="Sheet1.K26:Sheet1.K33" chart:label-cell-address="Sheet1.K25:Sheet1.K25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J25:Sheet1.J25</svg:desc>
                </draw:g>
              </table:table-cell>
              <table:table-cell office:value-type="string">
                <text:p>omp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26:Sheet1.I33</svg:desc>
                </draw:g>
              </table:table-cell>
              <table:table-cell office:value-type="float" office:value="1">
                <text:p>1</text:p>
                <draw:g>
                  <svg:desc>Sheet1.J26:Sheet1.J33</svg:desc>
                </draw:g>
              </table:table-cell>
              <table:table-cell office:value-type="float" office:value="0.998678122934567">
                <text:p>0.998678122934567</text:p>
                <draw:g>
                  <svg:desc>Sheet1.K26:Sheet1.K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4603055346857">
                <text:p>0.946030553468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0844762472669">
                <text:p>0.750844762472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35208252238225">
                <text:p>0.7352082522382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90111897693537">
                <text:p>0.6901118976935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74072091363312">
                <text:p>0.6740720913633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44818634167448">
                <text:p>0.5448186341674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23054555524785">
                <text:p>0.5230545555247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